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text-properties officeooo:rsid="000d875a" officeooo:paragraph-rsid="000d875a"/>
    </style:style>
    <style:style style:name="P2" style:family="paragraph" style:parent-style-name="Text_20_body">
      <style:text-properties officeooo:rsid="000e333e" officeooo:paragraph-rsid="000e333e"/>
    </style:style>
    <style:style style:name="P3" style:family="paragraph" style:parent-style-name="Text_20_body">
      <style:text-properties style:text-underline-style="solid" style:text-underline-width="auto" style:text-underline-color="font-color" officeooo:rsid="0010bd47" officeooo:paragraph-rsid="0010bd47"/>
    </style:style>
    <style:style style:name="P4" style:family="paragraph" style:parent-style-name="Text_20_body">
      <style:text-properties style:text-underline-style="solid" style:text-underline-width="auto" style:text-underline-color="font-color" officeooo:rsid="0012d6bc" officeooo:paragraph-rsid="0012d6bc"/>
    </style:style>
    <style:style style:name="P5" style:family="paragraph" style:parent-style-name="Text_20_body">
      <style:text-properties style:text-underline-style="solid" style:text-underline-width="auto" style:text-underline-color="font-color" officeooo:rsid="00176f8e" officeooo:paragraph-rsid="00176f8e"/>
    </style:style>
    <style:style style:name="P6" style:family="paragraph" style:parent-style-name="Text_20_body">
      <style:text-properties style:text-underline-style="solid" style:text-underline-width="auto" style:text-underline-color="font-color" officeooo:rsid="0019a6ee" officeooo:paragraph-rsid="0019a6ee"/>
    </style:style>
    <style:style style:name="P7" style:family="paragraph" style:parent-style-name="Text_20_body">
      <style:text-properties style:text-underline-style="solid" style:text-underline-width="auto" style:text-underline-color="font-color" officeooo:rsid="002040fe" officeooo:paragraph-rsid="002040fe"/>
    </style:style>
    <style:style style:name="P8" style:family="paragraph" style:parent-style-name="Text_20_body">
      <style:text-properties style:text-underline-style="solid" style:text-underline-width="auto" style:text-underline-color="font-color" officeooo:rsid="00275207" officeooo:paragraph-rsid="00275207"/>
    </style:style>
    <style:style style:name="P9" style:family="paragraph" style:parent-style-name="Text_20_body">
      <style:text-properties style:text-underline-style="solid" style:text-underline-width="auto" style:text-underline-color="font-color" officeooo:rsid="002a1d6f" officeooo:paragraph-rsid="002a1d6f"/>
    </style:style>
    <style:style style:name="P10" style:family="paragraph" style:parent-style-name="Text_20_body">
      <style:text-properties style:text-underline-style="solid" style:text-underline-width="auto" style:text-underline-color="font-color" officeooo:rsid="002e4f8e" officeooo:paragraph-rsid="002e4f8e"/>
    </style:style>
    <style:style style:name="P11" style:family="paragraph" style:parent-style-name="Text_20_body">
      <style:text-properties style:text-underline-style="solid" style:text-underline-width="auto" style:text-underline-color="font-color" officeooo:rsid="0036e22b" officeooo:paragraph-rsid="0036e22b"/>
    </style:style>
    <style:style style:name="P12" style:family="paragraph" style:parent-style-name="Text_20_body">
      <style:text-properties style:text-underline-style="solid" style:text-underline-width="auto" style:text-underline-color="font-color" officeooo:rsid="003ca943" officeooo:paragraph-rsid="003ca943"/>
    </style:style>
    <style:style style:name="P13" style:family="paragraph" style:parent-style-name="Text_20_body">
      <style:text-properties style:text-underline-style="none" officeooo:rsid="0010bd47" officeooo:paragraph-rsid="0010bd47"/>
    </style:style>
    <style:style style:name="P14" style:family="paragraph" style:parent-style-name="Text_20_body">
      <style:text-properties style:text-underline-style="none" officeooo:rsid="0012d6bc" officeooo:paragraph-rsid="0012d6bc"/>
    </style:style>
    <style:style style:name="P15" style:family="paragraph" style:parent-style-name="Text_20_body">
      <style:text-properties style:text-underline-style="none" officeooo:rsid="00176f8e" officeooo:paragraph-rsid="00176f8e"/>
    </style:style>
    <style:style style:name="P16" style:family="paragraph" style:parent-style-name="Text_20_body">
      <style:text-properties style:text-underline-style="none" officeooo:rsid="0019a6ee" officeooo:paragraph-rsid="0019a6ee"/>
    </style:style>
    <style:style style:name="P17" style:family="paragraph" style:parent-style-name="Text_20_body" style:list-style-name="L1">
      <style:text-properties style:text-underline-style="none" officeooo:rsid="0019a6ee" officeooo:paragraph-rsid="0019a6ee"/>
    </style:style>
    <style:style style:name="P18" style:family="paragraph" style:parent-style-name="Text_20_body">
      <style:text-properties style:text-underline-style="none" officeooo:rsid="001b3a87" officeooo:paragraph-rsid="001b3a87"/>
    </style:style>
    <style:style style:name="P19" style:family="paragraph" style:parent-style-name="Text_20_body">
      <style:text-properties style:text-underline-style="none" officeooo:rsid="002761fd" officeooo:paragraph-rsid="002761fd"/>
    </style:style>
    <style:style style:name="P20" style:family="paragraph" style:parent-style-name="Text_20_body">
      <style:text-properties style:text-underline-style="none" officeooo:rsid="002a0954" officeooo:paragraph-rsid="002a0954"/>
    </style:style>
    <style:style style:name="P21" style:family="paragraph" style:parent-style-name="Text_20_body">
      <style:text-properties style:text-underline-style="none" officeooo:rsid="002a1d6f" officeooo:paragraph-rsid="002a1d6f"/>
    </style:style>
    <style:style style:name="P22" style:family="paragraph" style:parent-style-name="Text_20_body">
      <style:text-properties style:text-underline-style="none" officeooo:rsid="002e4f8e" officeooo:paragraph-rsid="002e4f8e"/>
    </style:style>
    <style:style style:name="P23" style:family="paragraph" style:parent-style-name="Text_20_body">
      <style:text-properties style:text-underline-style="none" officeooo:rsid="003745c5" officeooo:paragraph-rsid="003745c5"/>
    </style:style>
    <style:style style:name="P24" style:family="paragraph" style:parent-style-name="Text_20_body" style:list-style-name="L2">
      <style:text-properties style:text-underline-style="none" officeooo:rsid="0038ab0b" officeooo:paragraph-rsid="0038ab0b"/>
    </style:style>
    <style:style style:name="P25" style:family="paragraph" style:parent-style-name="Text_20_body">
      <style:text-properties style:text-underline-style="none" officeooo:rsid="0038ab0b" officeooo:paragraph-rsid="0038ab0b"/>
    </style:style>
    <style:style style:name="P26" style:family="paragraph" style:parent-style-name="Text_20_body">
      <style:text-properties officeooo:paragraph-rsid="002040fe"/>
    </style:style>
    <style:style style:name="P27" style:family="paragraph" style:parent-style-name="Text_20_body">
      <style:text-properties officeooo:paragraph-rsid="0033b5d4"/>
    </style:style>
    <style:style style:name="P28" style:family="paragraph" style:parent-style-name="Text_20_body" style:list-style-name="L3">
      <style:text-properties officeooo:paragraph-rsid="003ca943"/>
    </style:style>
    <style:style style:name="P29" style:family="paragraph" style:parent-style-name="Text_20_body" style:list-style-name="L3">
      <style:text-properties officeooo:rsid="003ca943" officeooo:paragraph-rsid="003ca943"/>
    </style:style>
    <style:style style:name="P30" style:family="paragraph" style:parent-style-name="Text_20_body" style:list-style-name="L3">
      <style:text-properties officeooo:rsid="003e643a" officeooo:paragraph-rsid="003e643a"/>
    </style:style>
    <style:style style:name="P31" style:family="paragraph" style:parent-style-name="Text_20_body" style:list-style-name="L3">
      <style:text-properties officeooo:rsid="003f7cb0" officeooo:paragraph-rsid="003f7cb0"/>
    </style:style>
    <style:style style:name="P32" style:family="paragraph" style:parent-style-name="Text_20_body" style:list-style-name="L3">
      <style:text-properties officeooo:rsid="003f7cb0" officeooo:paragraph-rsid="004030f6"/>
    </style:style>
    <style:style style:name="P33" style:family="paragraph" style:parent-style-name="Title">
      <style:text-properties officeooo:rsid="000d875a" officeooo:paragraph-rsid="000d875a"/>
    </style:style>
    <style:style style:name="T1" style:family="text">
      <style:text-properties officeooo:rsid="000e7ba9"/>
    </style:style>
    <style:style style:name="T2" style:family="text">
      <style:text-properties officeooo:rsid="000fe0d9"/>
    </style:style>
    <style:style style:name="T3" style:family="text">
      <style:text-properties officeooo:rsid="001157ed"/>
    </style:style>
    <style:style style:name="T4" style:family="text">
      <style:text-properties officeooo:rsid="00127f1f"/>
    </style:style>
    <style:style style:name="T5" style:family="text">
      <style:text-properties officeooo:rsid="0014a129"/>
    </style:style>
    <style:style style:name="T6" style:family="text">
      <style:text-properties officeooo:rsid="00160d4d"/>
    </style:style>
    <style:style style:name="T7" style:family="text">
      <style:text-properties officeooo:rsid="0017d9d5"/>
    </style:style>
    <style:style style:name="T8" style:family="text">
      <style:text-properties officeooo:rsid="001d31e0"/>
    </style:style>
    <style:style style:name="T9" style:family="text">
      <style:text-properties officeooo:rsid="001e05af"/>
    </style:style>
    <style:style style:name="T10" style:family="text">
      <style:text-properties officeooo:rsid="001fe8a4"/>
    </style:style>
    <style:style style:name="T11" style:family="text">
      <style:text-properties style:text-underline-style="none"/>
    </style:style>
    <style:style style:name="T12" style:family="text">
      <style:text-properties style:text-underline-style="none" officeooo:rsid="002040fe"/>
    </style:style>
    <style:style style:name="T13" style:family="text">
      <style:text-properties style:text-underline-style="none" officeooo:rsid="002109f9"/>
    </style:style>
    <style:style style:name="T14" style:family="text">
      <style:text-properties style:text-underline-style="none" officeooo:rsid="00215029"/>
    </style:style>
    <style:style style:name="T15" style:family="text">
      <style:text-properties style:text-underline-style="none" officeooo:rsid="0022805f"/>
    </style:style>
    <style:style style:name="T16" style:family="text">
      <style:text-properties style:text-underline-style="none" officeooo:rsid="002451d7"/>
    </style:style>
    <style:style style:name="T17" style:family="text">
      <style:text-properties style:text-underline-style="none" officeooo:rsid="002486f5"/>
    </style:style>
    <style:style style:name="T18" style:family="text">
      <style:text-properties style:text-underline-style="none" officeooo:rsid="0033b5d4"/>
    </style:style>
    <style:style style:name="T19" style:family="text">
      <style:text-properties style:text-underline-style="none" officeooo:rsid="00355398"/>
    </style:style>
    <style:style style:name="T20" style:family="text">
      <style:text-properties style:text-underline-style="none" officeooo:rsid="003ca943"/>
    </style:style>
    <style:style style:name="T21" style:family="text">
      <style:text-properties officeooo:rsid="0028fe9b"/>
    </style:style>
    <style:style style:name="T22" style:family="text">
      <style:text-properties officeooo:rsid="002b5690"/>
    </style:style>
    <style:style style:name="T23" style:family="text">
      <style:text-properties officeooo:rsid="002c0768"/>
    </style:style>
    <style:style style:name="T24" style:family="text">
      <style:text-properties officeooo:rsid="002d91f3"/>
    </style:style>
    <style:style style:name="T25" style:family="text">
      <style:text-properties officeooo:rsid="003001f2"/>
    </style:style>
    <style:style style:name="T26" style:family="text">
      <style:text-properties officeooo:rsid="0030e5df"/>
    </style:style>
    <style:style style:name="T27" style:family="text">
      <style:text-properties officeooo:rsid="00326220"/>
    </style:style>
    <style:style style:name="T28" style:family="text">
      <style:text-properties officeooo:rsid="0038ab0b"/>
    </style:style>
    <style:style style:name="T29" style:family="text">
      <style:text-properties officeooo:rsid="003a07a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Virtualization</text:p>
      <text:p text:style-name="P1">Beyond Physical Memory: Mechanisms</text:p>
      <text:p text:style-name="P2">How memory is connected. We need an additional level of memory to support large address spaces and the OS needs to stash away portions of address spaces that currently are not in high demand. <text:span text:style-name="T1">This location (where it is stashed) should have higher capaciy than the physical memory but it is slower to access. This is were e.g. the hard </text:span><text:span text:style-name="T2">disk </text:span><text:span text:style-name="T1">drive comes in. </text:span></text:p>
      <text:p text:style-name="P3">Crux: How Do We Go Beyond Physical Memory? </text:p>
      <text:p text:style-name="P13">We use a slow device to provide the illusion of a large virtual memory. <text:span text:style-name="T3">Beyond just a single process, it is the swapping that allows the OS to support a large virtual memory for multiple concurrently running processes. </text:span><text:span text:style-name="T4">The fast memory could not hold all pages needed for all concurrently running processes, thus we implement support to use more memory than what is physically possible. </text:span></text:p>
      <text:p text:style-name="P4">21.1 Swap Space</text:p>
      <text:p text:style-name="P14">Swap Space is the space reserved space on disk for moving pages back and forth. <text:span text:style-name="T5">To read and write to swap spaces in page-sized units, the OS need to remember the disk address of a given page. </text:span><text:span text:style-name="T6">The swap space size determines the maximum number of memory pages that can be used by a system at a given time. </text:span></text:p>
      <text:p text:style-name="P5">21.2 Present Bit</text:p>
      <text:p text:style-name="P15">We add a new piece in the page-table entry: the present bit. This bit is used to indicate a page is present in physical memory (1) or not (0). <text:span text:style-name="T7">The act of accessing a page not in physical memory is known as a page fault. </text:span></text:p>
      <text:p text:style-name="P16">Example: </text:p>
      <text:list xml:id="list1421579953" text:style-name="L1">
        <text:list-item>
          <text:p text:style-name="P17">TLB hit</text:p>
        </text:list-item>
        <text:list-item>
          <text:p text:style-name="P17">TLB miss, </text:p>
          <text:list>
            <text:list-item>
              <text:p text:style-name="P17">Locate the page table in memory (page table base register)</text:p>
            </text:list-item>
            <text:list-item>
              <text:p text:style-name="P17">Looks up page table entry</text:p>
            </text:list-item>
            <text:list-item>
              <text:p text:style-name="P17">If page is valid and present in physical memory extracts the PFN from PTE and installs it in TLB</text:p>
            </text:list-item>
            <text:list-item>
              <text:p text:style-name="P17">Retries the instruction, this time a hit</text:p>
            </text:list-item>
          </text:list>
        </text:list-item>
      </text:list>
      <text:p text:style-name="P6">20.3 The Page Fault</text:p>
      <text:p text:style-name="P18">It is the page-fault handler that determines what to do when a page not in physical memory is accessed. <text:span text:style-name="T8">The OS must swap the page into memory to service the page fault. In many systems, the OS knows where to find the desired page through the page table. The disk address PTE is stored in the same bits used for </text:span><text:span text:style-name="T9">PF</text:span><text:span text:style-name="T10">N. </text:span></text:p>
      <text:p text:style-name="P7">Aside: Why Hardware Doesn’t Handle Page Faults?</text:p>
      <text:p text:style-name="P26"><text:soft-page-break/><text:span text:style-name="T12">Because of performance and simplicity </text:span><text:span text:style-name="T13">the OS handles page faults. </text:span><text:span text:style-name="T14">Page faults to disk are slow so the extra software overhead is negligible. </text:span><text:span text:style-name="T15">Hardware would also have to understand swap space, howo to issue I/O to the disk and a lot of other details </text:span><text:span text:style-name="T16">to manage </text:span><text:span text:style-name="T17">page faults</text:span><text:span text:style-name="T16">. </text:span></text:p>
      <text:p text:style-name="P8">21.4 What If Memory Is Full?</text:p>
      <text:p text:style-name="P19">If memory is full the OS might like to first page out one or more pages to make room for the new pages. <text:span text:style-name="T21">The process of picking the pages to kick out is known as the page-replacement policy. </text:span></text:p>
      <text:p text:style-name="P20">This is a very important step as if we make the wrong decision in todays system a program could run in disk-like speeds instead of memory-like speeds (10 000 – 100 000 times slower). </text:p>
      <text:p text:style-name="P9">21.5 Page Fault Control Flow</text:p>
      <text:p text:style-name="P21">What HW (3 <text:span text:style-name="T22">handling </text:span>cases) and what OS does during a page fault <text:span text:style-name="T23">(find physical frame or wait for replacement policy algorithm, the handler then issues the I/O request to read in the page from swap space, </text:span><text:span text:style-name="T24">update the page table and retry the intruction). </text:span></text:p>
      <text:p text:style-name="P10">21.6 When Replacement Really Occur</text:p>
      <text:p text:style-name="P22">To keep a small amount of memory free, most OS have some kind of high watermark and low watermark. <text:span text:style-name="T25">This indicators help decide when to start evicting pages from memory. </text:span><text:span text:style-name="T26">A background thread is running responsible to free memory, </text:span><text:span text:style-name="T27">called the swap deamon or page deamon. </text:span></text:p>
      <text:p text:style-name="P27"><text:span text:style-name="T18">Performance optimization can be done when performing multiple replacements at once. </text:span><text:span text:style-name="T19">Many systems till group / cluster a number of pages and write them out at once to the swap partition. </text:span></text:p>
      <text:p text:style-name="P11">Tip: Do Work In The Background</text:p>
      <text:p text:style-name="P23">many system e.g. buffer file writes in memory before actually writing the data to disk. <text:span text:style-name="T28">This has many benefits </text:span><text:span text:style-name="T29">which overall better utilizes the hardware</text:span><text:span text:style-name="T28">:</text:span></text:p>
      <text:list xml:id="list3394910970" text:style-name="L2">
        <text:list-item>
          <text:p text:style-name="P24">Increased disk efficiency </text:p>
        </text:list-item>
        <text:list-item>
          <text:p text:style-name="P24">Improved latency of writes</text:p>
        </text:list-item>
        <text:list-item>
          <text:p text:style-name="P24">Work reduction</text:p>
        </text:list-item>
        <text:list-item>
          <text:p text:style-name="P24">better use of idle time</text:p>
        </text:list-item>
      </text:list>
      <text:p text:style-name="P12">20.7 Summary</text:p>
      <text:list xml:id="list2850565753" text:style-name="L3">
        <text:list-item>
          <text:p text:style-name="P28"><text:span text:style-name="T20">Accessing for memoory than is phsycally possible</text:span></text:p>
          <text:list>
            <text:list-item>
              <text:p text:style-name="P32"><text:span text:style-name="T20">Swapping</text:span></text:p>
            </text:list-item>
          </text:list>
        </text:list-item>
        <text:list-item>
          <text:p text:style-name="P29"><text:span text:style-name="T11">More complex page-table structures</text:span></text:p>
          <text:list>
            <text:list-item>
              <text:p text:style-name="P29"><text:span text:style-name="T11">present bit</text:span></text:p>
            </text:list-item>
          </text:list>
        </text:list-item>
        <text:list-item>
          <text:p text:style-name="P30"><text:span text:style-name="T11">Page fault</text:span></text:p>
          <text:list>
            <text:list-item>
              <text:p text:style-name="P30"><text:span text:style-name="T11">Page fault handler</text:span></text:p>
            </text:list-item>
          </text:list>
        </text:list-item>
        <text:list-item>
          <text:p text:style-name="P31"><text:span text:style-name="T11">Memory virtualization takes place transparently to the process</text:span></text:p>
          <text:list>
            <text:list-item>
              <text:p text:style-name="P31"><text:span text:style-name="T11">Behind the scenes pages are placed in arbitrary locations in physycal memory</text:span></text:p>
            </text:list-item>
          </text:list>
        </text:list-item>
      </text:list>
      <text:p text:style-name="P25"/>
      <text:p text:style-name="P21"><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8T13:57:53.373477793</meta:creation-date>
    <dc:date>2020-12-08T15:12:14.457926103</dc:date>
    <meta:editing-duration>PT1H13M54S</meta:editing-duration>
    <meta:editing-cycles>48</meta:editing-cycles>
    <meta:generator>LibreOffice/6.4.6.2$Linux_X86_64 LibreOffice_project/40$Build-2</meta:generator>
    <meta:document-statistic meta:table-count="0" meta:image-count="0" meta:object-count="0" meta:page-count="3" meta:paragraph-count="43" meta:word-count="731" meta:character-count="4026" meta:non-whitespace-character-count="3340"/>
  </office:meta>
</office:document-meta>
</file>